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9.61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6.678cm"/>
    </style:style>
    <style:style style:name="gr4" style:family="graphic" style:parent-style-name="standard">
      <style:graphic-properties draw:textarea-horizontal-align="justify" draw:textarea-vertical-align="middle" draw:auto-grow-height="false" fo:min-height="2.3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7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66cm" fo:min-width="5.716cm"/>
    </style:style>
    <style:style style:name="gr8" style:family="graphic" style:parent-style-name="standard">
      <style:graphic-properties draw:textarea-horizontal-align="justify" draw:textarea-vertical-align="middle" draw:auto-grow-height="false" fo:min-height="1.262cm" fo:min-width="5.922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0.4cm" svg:height="2.9cm" svg:x="5.2cm" svg:y="1.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4cm" svg:y1="4.692cm" svg:x2="9cm" svg:y2="7.9cm">
          <text:p/>
        </draw:line>
        <draw:custom-shape draw:style-name="gr3" draw:text-style-name="P1" xml:id="id1" draw:id="id1" draw:layer="layout" svg:width="11.4cm" svg:height="2.4cm" svg:x="2.3cm" svg:y="7.9cm">
          <text:p text:style-name="P1">Podaj liczb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6.4cm" svg:height="5.1cm" svg:x="4.5cm" svg:y="16.9cm">
          <text:p text:style-name="P1">Suma &lt;= 75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7.7cm" svg:y1="10.3cm" svg:x2="7.7cm" svg:y2="12cm">
          <text:p/>
        </draw:line>
        <draw:custom-shape draw:style-name="gr5" draw:text-style-name="P1" draw:layer="layout" svg:width="7.8cm" svg:height="2.8cm" svg:x="3.7cm" svg:y="12cm">
          <text:p text:style-name="P1">Suma podanych licz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cm" svg:y1="17cm" svg:x2="7.7cm" svg:y2="14.9cm">
          <text:p/>
        </draw:line>
        <draw:connector draw:style-name="gr6" draw:text-style-name="P1" draw:layer="layout" svg:x1="12.275cm" svg:y1="9.1cm" svg:x2="10.9cm" svg:y2="19.45cm" draw:start-shape="id1" draw:start-glue-point="6" draw:end-shape="id2" draw:end-glue-point="7" svg:d="M12275 9100v10350h-1375" svg:viewBox="0 0 1376 10351">
          <text:p text:style-name="P1"><text:s text:c="8"/>Nie</text:p>
        </draw:connector>
        <draw:custom-shape draw:style-name="gr7" draw:text-style-name="P1" draw:layer="layout" svg:width="6.4cm" svg:height="1.9cm" svg:x="11.7cm" svg:y="23.6cm">
          <text:p text:style-name="P1">Stop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0.2cm" svg:height="2.4cm" svg:x="0.9cm" svg:y="24cm">
          <text:p text:style-name="P1">Pisz suma licz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7.7cm" svg:y1="22cm" svg:x2="6.7cm" svg:y2="24cm">
          <text:p text:style-name="P1">Tak</text:p>
          <text:p text:style-name="P1"/>
        </draw:line>
        <draw:line draw:style-name="gr2" draw:text-style-name="P2" draw:layer="layout" svg:x1="7.7cm" svg:y1="22cm" svg:x2="13.7cm" svg:y2="2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20:04:45.580000000</meta:creation-date>
    <dc:date>2018-10-09T20:42:05.238000000</dc:date>
    <meta:editing-duration>PT1M11S</meta:editing-duration>
    <meta:editing-cycles>3</meta:editing-cycles>
    <meta:generator>LibreOffice/5.4.2.2$Windows_X86_64 LibreOffice_project/22b09f6418e8c2d508a9eaf86b2399209b0990f4</meta:generator>
    <meta:document-statistic meta:object-count="12"/>
  </office:meta>
</office:document-meta>
</file>